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4.819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381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5.332cm"/>
    </style:style>
    <style:style style:name="co12" style:family="table-column">
      <style:table-column-properties fo:break-before="auto" style:column-width="7.81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1.169cm"/>
    </style:style>
    <style:style style:name="co18" style:family="table-column">
      <style:table-column-properties fo:break-before="auto" style:column-width="3.757cm"/>
    </style:style>
    <style:style style:name="co19" style:family="table-column">
      <style:table-column-properties fo:break-before="auto" style:column-width="0.48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g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XIS Classic</text:p>
          </table:table-cell>
          <table:table-cell table:style-name="ce1" office:value-type="string" calcext:value-type="string">
            <text:p>Steeltown</text:p>
          </table:table-cell>
          <table:table-cell table:style-name="ce1" office:value-type="string" calcext:value-type="string">
            <text:p>Steeltown+</text:p>
          </table:table-cell>
          <table:table-cell table:style-name="ce1" office:value-type="string" calcext:value-type="string">
            <text:p>Chemset</text:p>
          </table:table-cell>
          <table:table-cell table:style-name="ce2" office:value-type="string" calcext:value-type="string">
            <text:p>Name (FIRS)</text:p>
          </table:table-cell>
          <table:table-cell table:style-name="ce2" office:value-type="string" calcext:value-type="string">
            <text:p>Name (XIS)</text:p>
          </table:table-cell>
          <table:table-cell table:style-name="ce2" office:value-type="string" calcext:value-type="string">
            <text:p>NML ID</text:p>
          </table:table-cell>
          <table:table-cell table:style-name="ce2" office:value-type="string" calcext:value-type="string">
            <text:p>Label</text:p>
          </table:table-cell>
          <table:table-cell table:style-name="ce6"/>
          <table:table-cell table:style-name="ce2" office:value-type="string" calcext:value-type="string">
            <text:p>Weigh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Classes</text:p>
          </table:table-cell>
          <table:table-cell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acid" xlink:type="simple">Acid</text:a> </text:p>
          </table:table-cell>
          <table:table-cell table:style-name="ce3" office:value-type="string" calcext:value-type="string">
            <text:p><text:a xlink:href="../docs/html/cargos.html#acid" xlink:type="simple">Acid</text:a> </text:p>
          </table:table-cell>
          <table:table-cell table:style-name="ce3" office:value-type="string" calcext:value-type="string">
            <text:p>acid</text:p>
          </table:table-cell>
          <table:table-cell table:style-name="ce3" office:value-type="string" calcext:value-type="string">
            <text:p>ACID</text:p>
          </table:table-cell>
          <table:table-cell table:style-name="ce7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Liquid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alcohol" xlink:type="simple">Alcohol</text:a> </text:p>
          </table:table-cell>
          <table:table-cell table:style-name="ce3" office:value-type="string" calcext:value-type="string">
            <text:p><text:a xlink:href="../docs/html/cargos.html#alcohol" xlink:type="simple">Alcohol</text:a> </text:p>
          </table:table-cell>
          <table:table-cell table:style-name="ce3" office:value-type="string" calcext:value-type="string">
            <text:p>alcohol</text:p>
          </table:table-cell>
          <table:table-cell table:style-name="ce3" office:value-type="string" calcext:value-type="string">
            <text:p>BEER</text:p>
          </table:table-cell>
          <table:table-cell table:style-name="ce7"/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string" calcext:value-type="string">
            <text:p>Express, Piece Goods (countable), Liqui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alloy_steel" xlink:type="simple">Alloy Steel</text:a> </text:p>
          </table:table-cell>
          <table:table-cell table:style-name="ce3" office:value-type="string" calcext:value-type="string">
            <text:p><text:a xlink:href="../docs/html/cargos.html#alloy_steel" xlink:type="simple">Alloy Steel</text:a> </text:p>
          </table:table-cell>
          <table:table-cell table:style-name="ce3" office:value-type="string" calcext:value-type="string">
            <text:p>alloy_steel</text:p>
          </table:table-cell>
          <table:table-cell table:style-name="ce3" office:value-type="string" calcext:value-type="string">
            <text:p>STAL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aluminia" xlink:type="simple">Aluminia</text:a> </text:p>
          </table:table-cell>
          <table:table-cell table:style-name="ce3" office:value-type="string" calcext:value-type="string">
            <text:p><text:a xlink:href="../docs/html/cargos.html#aluminia" xlink:type="simple">Aluminia</text:a> </text:p>
          </table:table-cell>
          <table:table-cell table:style-name="ce3" office:value-type="string" calcext:value-type="string">
            <text:p>aluminia</text:p>
          </table:table-cell>
          <table:table-cell table:style-name="ce3" office:value-type="string" calcext:value-type="string">
            <text:p>ALO_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aluminium" xlink:type="simple">Aluminium</text:a> </text:p>
          </table:table-cell>
          <table:table-cell table:style-name="ce3" office:value-type="string" calcext:value-type="string">
            <text:p><text:a xlink:href="../docs/html/cargos.html#aluminium" xlink:type="simple">Aluminium</text:a> </text:p>
          </table:table-cell>
          <table:table-cell table:style-name="ce3" office:value-type="string" calcext:value-type="string">
            <text:p>aluminium</text:p>
          </table:table-cell>
          <table:table-cell table:style-name="ce3" office:value-type="string" calcext:value-type="string">
            <text:p>ALUM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ammonia" xlink:type="simple">Ammonia</text:a> </text:p>
          </table:table-cell>
          <table:table-cell table:style-name="ce3" office:value-type="string" calcext:value-type="string">
            <text:p><text:a xlink:href="../docs/html/cargos.html#ammonia" xlink:type="simple">Ammonia</text:a> </text:p>
          </table:table-cell>
          <table:table-cell table:style-name="ce3" office:value-type="string" calcext:value-type="string">
            <text:p>ammonia</text:p>
          </table:table-cell>
          <table:table-cell table:style-name="ce3" office:value-type="string" calcext:value-type="string">
            <text:p>NH3_</text:p>
          </table:table-cell>
          <table:table-cell table:style-name="ce7"/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Liquid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ammonium_nitrate" xlink:type="simple">Ammonium Nitrate</text:a> </text:p>
          </table:table-cell>
          <table:table-cell table:style-name="ce3" office:value-type="string" calcext:value-type="string">
            <text:p><text:a xlink:href="../docs/html/cargos.html#ammonium_nitrate" xlink:type="simple">Ammonium Nitrate</text:a> </text:p>
          </table:table-cell>
          <table:table-cell table:style-name="ce3" office:value-type="string" calcext:value-type="string">
            <text:p>ammonium_nitrate</text:p>
          </table:table-cell>
          <table:table-cell table:style-name="ce3" office:value-type="string" calcext:value-type="string">
            <text:p>NHNO</text:p>
          </table:table-cell>
          <table:table-cell table:style-name="ce7"/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Bulk (uncountable), Piece Goods (countable)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bauxite" xlink:type="simple">Bauxite</text:a> </text:p>
          </table:table-cell>
          <table:table-cell table:style-name="ce3" office:value-type="string" calcext:value-type="string">
            <text:p><text:a xlink:href="../docs/html/cargos.html#bauxite" xlink:type="simple">Bauxite</text:a> </text:p>
          </table:table-cell>
          <table:table-cell table:style-name="ce3" office:value-type="string" calcext:value-type="string">
            <text:p>bauxite</text:p>
          </table:table-cell>
          <table:table-cell table:style-name="ce3" office:value-type="string" calcext:value-type="string">
            <text:p>AORE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beans" xlink:type="simple">Beans</text:a> </text:p>
          </table:table-cell>
          <table:table-cell table:style-name="ce3" office:value-type="string" calcext:value-type="string">
            <text:p><text:a xlink:href="../docs/html/cargos.html#beans" xlink:type="simple">Beans</text:a> </text:p>
          </table:table-cell>
          <table:table-cell table:style-name="ce3" office:value-type="string" calcext:value-type="string">
            <text:p>beans</text:p>
          </table:table-cell>
          <table:table-cell table:style-name="ce3" office:value-type="string" calcext:value-type="string">
            <text:p>BEAN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building_materials" xlink:type="simple">Building Materials</text:a> </text:p>
          </table:table-cell>
          <table:table-cell table:style-name="ce3" office:value-type="string" calcext:value-type="string">
            <text:p><text:a xlink:href="../docs/html/cargos.html#building_materials" xlink:type="simple">Building Materials</text:a> </text:p>
          </table:table-cell>
          <table:table-cell table:style-name="ce3" office:value-type="string" calcext:value-type="string">
            <text:p>building_materials</text:p>
          </table:table-cell>
          <table:table-cell table:style-name="ce3" office:value-type="string" calcext:value-type="string">
            <text:p>BDMT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Piece Goods (countable), 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carbon_black" xlink:type="simple">Carbon Black</text:a> </text:p>
          </table:table-cell>
          <table:table-cell table:style-name="ce3" office:value-type="string" calcext:value-type="string">
            <text:p><text:a xlink:href="../docs/html/cargos.html#carbon_black" xlink:type="simple">Carbon Black</text:a> </text:p>
          </table:table-cell>
          <table:table-cell table:style-name="ce3" office:value-type="string" calcext:value-type="string">
            <text:p>carbon_black</text:p>
          </table:table-cell>
          <table:table-cell table:style-name="ce3" office:value-type="string" calcext:value-type="string">
            <text:p>CBLK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Piece Goods (countable), Bulk (uncountable), Covered (weather protected), Powderize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carbon_steel" xlink:type="simple">Carbon Steel</text:a> </text:p>
          </table:table-cell>
          <table:table-cell table:style-name="ce3" office:value-type="string" calcext:value-type="string">
            <text:p><text:a xlink:href="../docs/html/cargos.html#carbon_steel" xlink:type="simple">Carbon Steel</text:a> </text:p>
          </table:table-cell>
          <table:table-cell table:style-name="ce3" office:value-type="string" calcext:value-type="string">
            <text:p>carbon_steel</text:p>
          </table:table-cell>
          <table:table-cell table:style-name="ce3" office:value-type="string" calcext:value-type="string">
            <text:p>STCB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cassava" xlink:type="simple">Cassava</text:a> </text:p>
          </table:table-cell>
          <table:table-cell table:style-name="ce3" office:value-type="string" calcext:value-type="string">
            <text:p><text:a xlink:href="../docs/html/cargos.html#cassava" xlink:type="simple">Cassava</text:a> </text:p>
          </table:table-cell>
          <table:table-cell table:style-name="ce3" office:value-type="string" calcext:value-type="string">
            <text:p>cassava</text:p>
          </table:table-cell>
          <table:table-cell table:style-name="ce3" office:value-type="string" calcext:value-type="string">
            <text:p>CASS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cast_iron" xlink:type="simple">Cast Iron</text:a> </text:p>
          </table:table-cell>
          <table:table-cell table:style-name="ce3" office:value-type="string" calcext:value-type="string">
            <text:p><text:a xlink:href="../docs/html/cargos.html#cast_iron" xlink:type="simple">Cast Iron</text:a> </text:p>
          </table:table-cell>
          <table:table-cell table:style-name="ce3" office:value-type="string" calcext:value-type="string">
            <text:p>cast_iron</text:p>
          </table:table-cell>
          <table:table-cell table:style-name="ce3" office:value-type="string" calcext:value-type="string">
            <text:p>CSTI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cement" xlink:type="simple">Cement</text:a> </text:p>
          </table:table-cell>
          <table:table-cell table:style-name="ce3" office:value-type="string" calcext:value-type="string">
            <text:p><text:a xlink:href="../docs/html/cargos.html#cement" xlink:type="simple">Cement</text:a> </text:p>
          </table:table-cell>
          <table:table-cell table:style-name="ce3" office:value-type="string" calcext:value-type="string">
            <text:p>cement</text:p>
          </table:table-cell>
          <table:table-cell table:style-name="ce3" office:value-type="string" calcext:value-type="string">
            <text:p>CMNT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string" calcext:value-type="string">
            <text:p>Bulk (uncountable), Covered (weather protected), Powderize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chemicals" xlink:type="simple">Chemicals</text:a> </text:p>
          </table:table-cell>
          <table:table-cell table:style-name="ce4" office:value-type="string" calcext:value-type="string">
            <text:p>Petrochemicals</text:p>
          </table:table-cell>
          <table:table-cell table:style-name="ce3" office:value-type="string" calcext:value-type="string">
            <text:p>chemicals</text:p>
          </table:table-cell>
          <table:table-cell table:style-name="ce3" office:value-type="string" calcext:value-type="string">
            <text:p>RFPR</text:p>
          </table:table-cell>
          <table:table-cell table:style-name="ce7"/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Liquid, Piece Goods (countable)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chlorine" xlink:type="simple">Chlorine</text:a> </text:p>
          </table:table-cell>
          <table:table-cell table:style-name="ce3" office:value-type="string" calcext:value-type="string">
            <text:p><text:a xlink:href="../docs/html/cargos.html#chlorine" xlink:type="simple">Chlorine</text:a> </text:p>
          </table:table-cell>
          <table:table-cell table:style-name="ce3" office:value-type="string" calcext:value-type="string">
            <text:p>chlorine</text:p>
          </table:table-cell>
          <table:table-cell table:style-name="ce3" office:value-type="string" calcext:value-type="string">
            <text:p>CHLO</text:p>
          </table:table-cell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Liquid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chromite_ore" xlink:type="simple">Chromite Ore</text:a> </text:p>
          </table:table-cell>
          <table:table-cell table:style-name="ce3" office:value-type="string" calcext:value-type="string">
            <text:p><text:a xlink:href="../docs/html/cargos.html#chromite_ore" xlink:type="simple">Chromite Ore</text:a> </text:p>
          </table:table-cell>
          <table:table-cell table:style-name="ce3" office:value-type="string" calcext:value-type="string">
            <text:p>chromite_ore</text:p>
          </table:table-cell>
          <table:table-cell table:style-name="ce3" office:value-type="string" calcext:value-type="string">
            <text:p>CHRO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clay" xlink:type="simple">Clay</text:a> </text:p>
          </table:table-cell>
          <table:table-cell table:style-name="ce3" office:value-type="string" calcext:value-type="string">
            <text:p><text:a xlink:href="../docs/html/cargos.html#clay" xlink:type="simple">Clay</text:a> </text:p>
          </table:table-cell>
          <table:table-cell table:style-name="ce3" office:value-type="string" calcext:value-type="string">
            <text:p>clay</text:p>
          </table:table-cell>
          <table:table-cell table:style-name="ce3" office:value-type="string" calcext:value-type="string">
            <text:p>CLAY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Bulk (uncountable), Covered (weather protected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cleaning_agents" xlink:type="simple">Cleaning Agents</text:a> </text:p>
          </table:table-cell>
          <table:table-cell table:style-name="ce3" office:value-type="string" calcext:value-type="string">
            <text:p><text:a xlink:href="../docs/html/cargos.html#cleaning_agents" xlink:type="simple">Cleaning Agents</text:a> </text:p>
          </table:table-cell>
          <table:table-cell table:style-name="ce3" office:value-type="string" calcext:value-type="string">
            <text:p>cleaning_agents</text:p>
          </table:table-cell>
          <table:table-cell table:style-name="ce3" office:value-type="string" calcext:value-type="string">
            <text:p>SOAP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Liquid, 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coal" xlink:type="simple">Coal</text:a> </text:p>
          </table:table-cell>
          <table:table-cell table:style-name="ce3" office:value-type="string" calcext:value-type="string">
            <text:p><text:a xlink:href="../docs/html/cargos.html#coal" xlink:type="simple">Coal</text:a> </text:p>
          </table:table-cell>
          <table:table-cell table:style-name="ce3" office:value-type="string" calcext:value-type="string">
            <text:p>coal</text:p>
          </table:table-cell>
          <table:table-cell table:style-name="ce3" office:value-type="string" calcext:value-type="string">
            <text:p>COAL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coal_tar" xlink:type="simple">Coal Tar</text:a> </text:p>
          </table:table-cell>
          <table:table-cell table:style-name="ce3" office:value-type="string" calcext:value-type="string">
            <text:p><text:a xlink:href="../docs/html/cargos.html#coal_tar" xlink:type="simple">Coal Tar</text:a> </text:p>
          </table:table-cell>
          <table:table-cell table:style-name="ce3" office:value-type="string" calcext:value-type="string">
            <text:p>coal_tar</text:p>
          </table:table-cell>
          <table:table-cell table:style-name="ce3" office:value-type="string" calcext:value-type="string">
            <text:p>CTAR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Liquid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coffee" xlink:type="simple">Coffee</text:a> </text:p>
          </table:table-cell>
          <table:table-cell table:style-name="ce3" office:value-type="string" calcext:value-type="string">
            <text:p><text:a xlink:href="../docs/html/cargos.html#coffee" xlink:type="simple">Coffee</text:a> </text:p>
          </table:table-cell>
          <table:table-cell table:style-name="ce3" office:value-type="string" calcext:value-type="string">
            <text:p>coffee</text:p>
          </table:table-cell>
          <table:table-cell table:style-name="ce3" office:value-type="string" calcext:value-type="string">
            <text:p>JAVA</text:p>
          </table:table-cell>
          <table:table-cell table:style-name="ce7"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string" calcext:value-type="string">
            <text:p>Piece Goods (countable), Expres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coke" xlink:type="simple">Coke</text:a> </text:p>
          </table:table-cell>
          <table:table-cell table:style-name="ce3" office:value-type="string" calcext:value-type="string">
            <text:p><text:a xlink:href="../docs/html/cargos.html#coke" xlink:type="simple">Coke</text:a> </text:p>
          </table:table-cell>
          <table:table-cell table:style-name="ce3" office:value-type="string" calcext:value-type="string">
            <text:p>coke</text:p>
          </table:table-cell>
          <table:table-cell table:style-name="ce3" office:value-type="string" calcext:value-type="string">
            <text:p>COKE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copper" xlink:type="simple">Copper</text:a> </text:p>
          </table:table-cell>
          <table:table-cell table:style-name="ce3" office:value-type="string" calcext:value-type="string">
            <text:p><text:a xlink:href="../docs/html/cargos.html#copper" xlink:type="simple">Copper</text:a> </text:p>
          </table:table-cell>
          <table:table-cell table:style-name="ce3" office:value-type="string" calcext:value-type="string">
            <text:p>copper</text:p>
          </table:table-cell>
          <table:table-cell table:style-name="ce3" office:value-type="string" calcext:value-type="string">
            <text:p>COPR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copper_concentrate" xlink:type="simple">Copper Concentrate</text:a> </text:p>
          </table:table-cell>
          <table:table-cell table:style-name="ce3" office:value-type="string" calcext:value-type="string">
            <text:p><text:a xlink:href="../docs/html/cargos.html#copper_concentrate" xlink:type="simple">Copper Concentrate</text:a> </text:p>
          </table:table-cell>
          <table:table-cell table:style-name="ce3" office:value-type="string" calcext:value-type="string">
            <text:p>copper_concentrate</text:p>
          </table:table-cell>
          <table:table-cell table:style-name="ce3" office:value-type="string" calcext:value-type="string">
            <text:p>COCO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Bulk (uncountable), Covered (weather protected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copper_ore" xlink:type="simple">Copper Ore</text:a> </text:p>
          </table:table-cell>
          <table:table-cell table:style-name="ce3" office:value-type="string" calcext:value-type="string">
            <text:p><text:a xlink:href="../docs/html/cargos.html#copper_ore" xlink:type="simple">Copper Ore</text:a> </text:p>
          </table:table-cell>
          <table:table-cell table:style-name="ce3" office:value-type="string" calcext:value-type="string">
            <text:p>copper_ore</text:p>
          </table:table-cell>
          <table:table-cell table:style-name="ce3" office:value-type="string" calcext:value-type="string">
            <text:p>CORE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diamonds" xlink:type="simple">Diamonds</text:a> </text:p>
          </table:table-cell>
          <table:table-cell table:style-name="ce3" office:value-type="string" calcext:value-type="string">
            <text:p><text:a xlink:href="../docs/html/cargos.html#diamonds" xlink:type="simple">Diamonds</text:a> </text:p>
          </table:table-cell>
          <table:table-cell table:style-name="ce3" office:value-type="string" calcext:value-type="string">
            <text:p>diamonds</text:p>
          </table:table-cell>
          <table:table-cell table:style-name="ce3" office:value-type="string" calcext:value-type="string">
            <text:p>DIAM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string" calcext:value-type="string">
            <text:p>Armoure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edible_oil" xlink:type="simple">Edible Oil</text:a> </text:p>
          </table:table-cell>
          <table:table-cell table:style-name="ce3" office:value-type="string" calcext:value-type="string">
            <text:p><text:a xlink:href="../docs/html/cargos.html#edible_oil" xlink:type="simple">Edible Oil</text:a> </text:p>
          </table:table-cell>
          <table:table-cell table:style-name="ce3" office:value-type="string" calcext:value-type="string">
            <text:p>edible_oil</text:p>
          </table:table-cell>
          <table:table-cell table:style-name="ce3" office:value-type="string" calcext:value-type="string">
            <text:p>EOIL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Piece Goods (countable), Liqui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electrical_parts" xlink:type="simple">Electrical Parts</text:a> </text:p>
          </table:table-cell>
          <table:table-cell table:style-name="ce3" office:value-type="string" calcext:value-type="string">
            <text:p><text:a xlink:href="../docs/html/cargos.html#electrical_parts" xlink:type="simple">Electrical Parts</text:a> </text:p>
          </table:table-cell>
          <table:table-cell table:style-name="ce3" office:value-type="string" calcext:value-type="string">
            <text:p>electrical_parts</text:p>
          </table:table-cell>
          <table:table-cell table:style-name="ce3" office:value-type="string" calcext:value-type="string">
            <text:p>POWR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3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3" office:value-type="string" calcext:value-type="string">
            <text:p>engineering_supplies</text:p>
          </table:table-cell>
          <table:table-cell table:style-name="ce3" office:value-type="string" calcext:value-type="string">
            <text:p>ENSP</text:p>
          </table:table-cell>
          <table:table-cell table:style-name="ce7"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string" calcext:value-type="string">
            <text:p>Express, 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ethylene" xlink:type="simple">Ethylene</text:a> </text:p>
          </table:table-cell>
          <table:table-cell table:style-name="ce4" office:value-type="string" calcext:value-type="string">
            <text:p>Monomer</text:p>
          </table:table-cell>
          <table:table-cell table:style-name="ce3" office:value-type="string" calcext:value-type="string">
            <text:p>NH3_</text:p>
          </table:table-cell>
          <table:table-cell table:style-name="ce3" office:value-type="string" calcext:value-type="string">
            <text:p>C2H4</text:p>
          </table:table-cell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Liquid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explosives" xlink:type="simple">Explosives</text:a> </text:p>
          </table:table-cell>
          <table:table-cell table:style-name="ce3" office:value-type="string" calcext:value-type="string">
            <text:p><text:a xlink:href="../docs/html/cargos.html#explosives" xlink:type="simple">Explosives</text:a> </text:p>
          </table:table-cell>
          <table:table-cell table:style-name="ce3" office:value-type="string" calcext:value-type="string">
            <text:p>explosives</text:p>
          </table:table-cell>
          <table:table-cell table:style-name="ce3" office:value-type="string" calcext:value-type="string">
            <text:p>BOOM</text:p>
          </table:table-cell>
          <table:table-cell table:style-name="ce7"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string" calcext:value-type="string">
            <text:p>Express, Piece Goods (countable)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farm_supplies" xlink:type="simple">Farm Supplies</text:a> </text:p>
          </table:table-cell>
          <table:table-cell table:style-name="ce3" office:value-type="string" calcext:value-type="string">
            <text:p><text:a xlink:href="../docs/html/cargos.html#farm_supplies" xlink:type="simple">Farm Supplies</text:a> </text:p>
          </table:table-cell>
          <table:table-cell table:style-name="ce3" office:value-type="string" calcext:value-type="string">
            <text:p>farm_supplies</text:p>
          </table:table-cell>
          <table:table-cell table:style-name="ce3" office:value-type="string" calcext:value-type="string">
            <text:p>FMSP</text:p>
          </table:table-cell>
          <table:table-cell table:style-name="ce7"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string" calcext:value-type="string">
            <text:p>Express, 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ferrochrome" xlink:type="simple">Ferrochrome</text:a> </text:p>
          </table:table-cell>
          <table:table-cell table:style-name="ce3" office:value-type="string" calcext:value-type="string">
            <text:p><text:a xlink:href="../docs/html/cargos.html#ferrochrome" xlink:type="simple">Ferrochrome</text:a> </text:p>
          </table:table-cell>
          <table:table-cell table:style-name="ce3" office:value-type="string" calcext:value-type="string">
            <text:p>ferrochrome</text:p>
          </table:table-cell>
          <table:table-cell table:style-name="ce3" office:value-type="string" calcext:value-type="string">
            <text:p>FECR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fertiliser" xlink:type="simple">Fertiliser</text:a> </text:p>
          </table:table-cell>
          <table:table-cell table:style-name="ce3" office:value-type="string" calcext:value-type="string">
            <text:p><text:a xlink:href="../docs/html/cargos.html#fertiliser" xlink:type="simple">Fertiliser</text:a> </text:p>
          </table:table-cell>
          <table:table-cell table:style-name="ce3" office:value-type="string" calcext:value-type="string">
            <text:p>fertiliser</text:p>
          </table:table-cell>
          <table:table-cell table:style-name="ce3" office:value-type="string" calcext:value-type="string">
            <text:p>FERT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Piece Goods (countable), Bulk (uncountable), Covered (weather protected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fish" xlink:type="simple">Fish</text:a> </text:p>
          </table:table-cell>
          <table:table-cell table:style-name="ce3" office:value-type="string" calcext:value-type="string">
            <text:p><text:a xlink:href="../docs/html/cargos.html#fish" xlink:type="simple">Fish</text:a> </text:p>
          </table:table-cell>
          <table:table-cell table:style-name="ce3" office:value-type="string" calcext:value-type="string">
            <text:p>fish</text:p>
          </table:table-cell>
          <table:table-cell table:style-name="ce3" office:value-type="string" calcext:value-type="string">
            <text:p>FISH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string" calcext:value-type="string">
            <text:p>Express, Refrigerate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food" xlink:type="simple">Food</text:a> </text:p>
          </table:table-cell>
          <table:table-cell table:style-name="ce3" office:value-type="string" calcext:value-type="string">
            <text:p><text:a xlink:href="../docs/html/cargos.html#food" xlink:type="simple">Food</text:a> </text:p>
          </table:table-cell>
          <table:table-cell table:style-name="ce3" office:value-type="string" calcext:value-type="string">
            <text:p>food</text:p>
          </table:table-cell>
          <table:table-cell table:style-name="ce3" office:value-type="string" calcext:value-type="string">
            <text:p>FOOD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Refrigerated, Expres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food_additives" xlink:type="simple">Food Additives</text:a> </text:p>
          </table:table-cell>
          <table:table-cell table:style-name="ce3" office:value-type="string" calcext:value-type="string">
            <text:p><text:a xlink:href="../docs/html/cargos.html#food_additives" xlink:type="simple">Food Additives</text:a> </text:p>
          </table:table-cell>
          <table:table-cell table:style-name="ce3" office:value-type="string" calcext:value-type="string">
            <text:p>food_additives</text:p>
          </table:table-cell>
          <table:table-cell table:style-name="ce3" office:value-type="string" calcext:value-type="string">
            <text:p>ENUM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Liquid, Bulk (uncountable), 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formic_acid" xlink:type="simple">Formic Acid</text:a> </text:p>
          </table:table-cell>
          <table:table-cell table:style-name="ce3" office:value-type="string" calcext:value-type="string">
            <text:p><text:a xlink:href="../docs/html/cargos.html#formic_acid" xlink:type="simple">Formic Acid</text:a> </text:p>
          </table:table-cell>
          <table:table-cell table:style-name="ce3" office:value-type="string" calcext:value-type="string">
            <text:p>formic_acid</text:p>
          </table:table-cell>
          <table:table-cell table:style-name="ce3" office:value-type="string" calcext:value-type="string">
            <text:p>FORM</text:p>
          </table:table-cell>
          <table:table-cell table:style-name="ce7"/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Liquid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fruits" xlink:type="simple">Fruit</text:a> </text:p>
          </table:table-cell>
          <table:table-cell table:style-name="ce3" office:value-type="string" calcext:value-type="string">
            <text:p><text:a xlink:href="../docs/html/cargos.html#fruits" xlink:type="simple">Fruit</text:a> </text:p>
          </table:table-cell>
          <table:table-cell table:style-name="ce3" office:value-type="string" calcext:value-type="string">
            <text:p>fruits</text:p>
          </table:table-cell>
          <table:table-cell table:style-name="ce3" office:value-type="string" calcext:value-type="string">
            <text:p>FRUT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string" calcext:value-type="string">
            <text:p>Express, Piece Goods (countable), Refrigerate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furniture" xlink:type="simple">Furniture</text:a> </text:p>
          </table:table-cell>
          <table:table-cell table:style-name="ce3" office:value-type="string" calcext:value-type="string">
            <text:p><text:a xlink:href="../docs/html/cargos.html#furniture" xlink:type="simple">Furniture</text:a> </text:p>
          </table:table-cell>
          <table:table-cell table:style-name="ce3" office:value-type="string" calcext:value-type="string">
            <text:p>furniture</text:p>
          </table:table-cell>
          <table:table-cell table:style-name="ce3" office:value-type="string" calcext:value-type="string">
            <text:p>FURN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glass" xlink:type="simple">Glass</text:a> </text:p>
          </table:table-cell>
          <table:table-cell table:style-name="ce3" office:value-type="string" calcext:value-type="string">
            <text:p><text:a xlink:href="../docs/html/cargos.html#glass" xlink:type="simple">Glass</text:a> 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GLAS</text:p>
          </table:table-cell>
          <table:table-cell table:style-name="ce7"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goods" xlink:type="simple">Goods</text:a> </text:p>
          </table:table-cell>
          <table:table-cell table:style-name="ce3" office:value-type="string" calcext:value-type="string">
            <text:p><text:a xlink:href="../docs/html/cargos.html#goods" xlink:type="simple">Goods</text:a> </text:p>
          </table:table-cell>
          <table:table-cell table:style-name="ce3" office:value-type="string" calcext:value-type="string">
            <text:p>goods</text:p>
          </table:table-cell>
          <table:table-cell table:style-name="ce3" office:value-type="string" calcext:value-type="string">
            <text:p>GOOD</text:p>
          </table:table-cell>
          <table:table-cell table:style-name="ce7"/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string" calcext:value-type="string">
            <text:p>Expres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grain" xlink:type="simple">Grain</text:a> </text:p>
          </table:table-cell>
          <table:table-cell table:style-name="ce3" office:value-type="string" calcext:value-type="string">
            <text:p><text:a xlink:href="../docs/html/cargos.html#grain" xlink:type="simple">Grain</text:a> </text:p>
          </table:table-cell>
          <table:table-cell table:style-name="ce3" office:value-type="string" calcext:value-type="string">
            <text:p>grain</text:p>
          </table:table-cell>
          <table:table-cell table:style-name="ce3" office:value-type="string" calcext:value-type="string">
            <text:p>GRAI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hydrochloric_acid" xlink:type="simple">Hydrochloric Acid</text:a> </text:p>
          </table:table-cell>
          <table:table-cell table:style-name="ce3" office:value-type="string" calcext:value-type="string">
            <text:p><text:a xlink:href="../docs/html/cargos.html#hydrochloric_acid" xlink:type="simple">Hydrochloric Acid</text:a> </text:p>
          </table:table-cell>
          <table:table-cell table:style-name="ce3" office:value-type="string" calcext:value-type="string">
            <text:p>hydrochloric_acid</text:p>
          </table:table-cell>
          <table:table-cell table:style-name="ce3" office:value-type="string" calcext:value-type="string">
            <text:p>HYAC</text:p>
          </table:table-cell>
          <table:table-cell table:style-name="ce7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Liquid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iron_ore" xlink:type="simple">Iron Ore</text:a> </text:p>
          </table:table-cell>
          <table:table-cell table:style-name="ce3" office:value-type="string" calcext:value-type="string">
            <text:p><text:a xlink:href="../docs/html/cargos.html#iron_ore" xlink:type="simple">Iron Ore</text:a> </text:p>
          </table:table-cell>
          <table:table-cell table:style-name="ce3" office:value-type="string" calcext:value-type="string">
            <text:p>iron_ore</text:p>
          </table:table-cell>
          <table:table-cell table:style-name="ce3" office:value-type="string" calcext:value-type="string">
            <text:p>IORE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kaolin" xlink:type="simple">Kaolin</text:a> </text:p>
          </table:table-cell>
          <table:table-cell table:style-name="ce3" office:value-type="string" calcext:value-type="string">
            <text:p><text:a xlink:href="../docs/html/cargos.html#kaolin" xlink:type="simple">Kaolin</text:a> </text:p>
          </table:table-cell>
          <table:table-cell table:style-name="ce3" office:value-type="string" calcext:value-type="string">
            <text:p>kaolin</text:p>
          </table:table-cell>
          <table:table-cell table:style-name="ce3" office:value-type="string" calcext:value-type="string">
            <text:p>KAOL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Bulk (uncountable), Liquid, Covered (weather protected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limestone" xlink:type="simple">Limestone</text:a> </text:p>
          </table:table-cell>
          <table:table-cell table:style-name="ce3" office:value-type="string" calcext:value-type="string">
            <text:p><text:a xlink:href="../docs/html/cargos.html#limestone" xlink:type="simple">Limestone</text:a> </text:p>
          </table:table-cell>
          <table:table-cell table:style-name="ce3" office:value-type="string" calcext:value-type="string">
            <text:p>limestone</text:p>
          </table:table-cell>
          <table:table-cell table:style-name="ce3" office:value-type="string" calcext:value-type="string">
            <text:p>LIME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livestock" xlink:type="simple">Livestock</text:a> </text:p>
          </table:table-cell>
          <table:table-cell table:style-name="ce3" office:value-type="string" calcext:value-type="string">
            <text:p><text:a xlink:href="../docs/html/cargos.html#livestock" xlink:type="simple">Livestock</text:a> </text:p>
          </table:table-cell>
          <table:table-cell table:style-name="ce3" office:value-type="string" calcext:value-type="string">
            <text:p>livestock</text:p>
          </table:table-cell>
          <table:table-cell table:style-name="ce3" office:value-type="string" calcext:value-type="string">
            <text:p>LVST</text:p>
          </table:table-cell>
          <table:table-cell table:style-name="ce7"/>
          <table:table-cell table:style-name="ce3" office:value-type="float" office:value="0.1875" calcext:value-type="float">
            <text:p>0.1875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logs" xlink:type="simple">Logs</text:a> </text:p>
          </table:table-cell>
          <table:table-cell table:style-name="ce3" office:value-type="string" calcext:value-type="string">
            <text:p><text:a xlink:href="../docs/html/cargos.html#logs" xlink:type="simple">Logs</text:a> </text:p>
          </table:table-cell>
          <table:table-cell table:style-name="ce3" office:value-type="string" calcext:value-type="string">
            <text:p>logs</text:p>
          </table:table-cell>
          <table:table-cell table:style-name="ce3" office:value-type="string" calcext:value-type="string">
            <text:p>WOOD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mail" xlink:type="simple">Mail</text:a> </text:p>
          </table:table-cell>
          <table:table-cell table:style-name="ce3" office:value-type="string" calcext:value-type="string">
            <text:p><text:a xlink:href="../docs/html/cargos.html#mail" xlink:type="simple">Mail</text:a> </text:p>
          </table:table-cell>
          <table:table-cell table:style-name="ce3" office:value-type="string" calcext:value-type="string">
            <text:p>mail</text:p>
          </table:table-cell>
          <table:table-cell table:style-name="ce3" office:value-type="string" calcext:value-type="string">
            <text:p>MAIL</text:p>
          </table:table-cell>
          <table:table-cell table:style-name="ce7"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string" calcext:value-type="string">
            <text:p>Mail</text:p>
          </table:table-cell>
          <table:table-cell table:style-name="ce3" office:value-type="string" calcext:value-type="string">
            <text:p>TOWNGROWTH_MAIL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maize" xlink:type="simple">Maize</text:a> </text:p>
          </table:table-cell>
          <table:table-cell table:style-name="ce3" office:value-type="string" calcext:value-type="string">
            <text:p><text:a xlink:href="../docs/html/cargos.html#maize" xlink:type="simple">Maize</text:a> 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string" calcext:value-type="string">
            <text:p>MAIZ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manganese" xlink:type="simple">Manganese</text:a> </text:p>
          </table:table-cell>
          <table:table-cell table:style-name="ce3" office:value-type="string" calcext:value-type="string">
            <text:p><text:a xlink:href="../docs/html/cargos.html#manganese" xlink:type="simple">Manganese</text:a> </text:p>
          </table:table-cell>
          <table:table-cell table:style-name="ce3" office:value-type="string" calcext:value-type="string">
            <text:p>manganese</text:p>
          </table:table-cell>
          <table:table-cell table:style-name="ce3" office:value-type="string" calcext:value-type="string">
            <text:p>MNO2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metal" xlink:type="simple">Metal</text:a> </text:p>
          </table:table-cell>
          <table:table-cell table:style-name="ce3" office:value-type="string" calcext:value-type="string">
            <text:p><text:a xlink:href="../docs/html/cargos.html#metal" xlink:type="simple">Metal</text:a> </text:p>
          </table:table-cell>
          <table:table-cell table:style-name="ce3" office:value-type="string" calcext:value-type="string">
            <text:p>metal</text:p>
          </table:table-cell>
          <table:table-cell table:style-name="ce3" office:value-type="string" calcext:value-type="string">
            <text:p>METL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methanol" xlink:type="simple">Methanol</text:a> </text:p>
          </table:table-cell>
          <table:table-cell table:style-name="ce3" office:value-type="string" calcext:value-type="string">
            <text:p><text:a xlink:href="../docs/html/cargos.html#methanol" xlink:type="simple">Methanol</text:a> </text:p>
          </table:table-cell>
          <table:table-cell table:style-name="ce3" office:value-type="string" calcext:value-type="string">
            <text:p>methanol</text:p>
          </table:table-cell>
          <table:table-cell table:style-name="ce3" office:value-type="string" calcext:value-type="string">
            <text:p>MEOH</text:p>
          </table:table-cell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Liquid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milk" xlink:type="simple">Milk</text:a> </text:p>
          </table:table-cell>
          <table:table-cell table:style-name="ce3" office:value-type="string" calcext:value-type="string">
            <text:p><text:a xlink:href="../docs/html/cargos.html#milk" xlink:type="simple">Milk</text:a> </text:p>
          </table:table-cell>
          <table:table-cell table:style-name="ce3" office:value-type="string" calcext:value-type="string">
            <text:p>milk</text:p>
          </table:table-cell>
          <table:table-cell table:style-name="ce3" office:value-type="string" calcext:value-type="string">
            <text:p>MILK</text:p>
          </table:table-cell>
          <table:table-cell table:style-name="ce7"/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Express, Liquid, Refrigerate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naphtha" xlink:type="simple">Naphtha</text:a> </text:p>
          </table:table-cell>
          <table:table-cell table:style-name="ce3" office:value-type="string" calcext:value-type="string">
            <text:p><text:a xlink:href="../docs/html/cargos.html#naphtha" xlink:type="simple">Naphtha</text:a> </text:p>
          </table:table-cell>
          <table:table-cell table:style-name="ce3" office:value-type="string" calcext:value-type="string">
            <text:p>naphtha</text:p>
          </table:table-cell>
          <table:table-cell table:style-name="ce3" office:value-type="string" calcext:value-type="string">
            <text:p>NAPH</text:p>
          </table:table-cell>
          <table:table-cell table:style-name="ce7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Liqui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nickel" xlink:type="simple">Nickel</text:a> </text:p>
          </table:table-cell>
          <table:table-cell table:style-name="ce3" office:value-type="string" calcext:value-type="string">
            <text:p><text:a xlink:href="../docs/html/cargos.html#nickel" xlink:type="simple">Nickel</text:a> </text:p>
          </table:table-cell>
          <table:table-cell table:style-name="ce3" office:value-type="string" calcext:value-type="string">
            <text:p>nickel</text:p>
          </table:table-cell>
          <table:table-cell table:style-name="ce3" office:value-type="string" calcext:value-type="string">
            <text:p>NICK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nitrates" xlink:type="simple">Nitrates</text:a> </text:p>
          </table:table-cell>
          <table:table-cell table:style-name="ce3" office:value-type="string" calcext:value-type="string">
            <text:p><text:a xlink:href="../docs/html/cargos.html#nitrates" xlink:type="simple">Nitrates</text:a> </text:p>
          </table:table-cell>
          <table:table-cell table:style-name="ce3" office:value-type="string" calcext:value-type="string">
            <text:p>nitrates</text:p>
          </table:table-cell>
          <table:table-cell table:style-name="ce3" office:value-type="string" calcext:value-type="string">
            <text:p>NITR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nuts" xlink:type="simple">Nuts</text:a> </text:p>
          </table:table-cell>
          <table:table-cell table:style-name="ce3" office:value-type="string" calcext:value-type="string">
            <text:p><text:a xlink:href="../docs/html/cargos.html#nuts" xlink:type="simple">Nuts</text:a> </text:p>
          </table:table-cell>
          <table:table-cell table:style-name="ce3" office:value-type="string" calcext:value-type="string">
            <text:p>nuts</text:p>
          </table:table-cell>
          <table:table-cell table:style-name="ce3" office:value-type="string" calcext:value-type="string">
            <text:p>NUTS</text:p>
          </table:table-cell>
          <table:table-cell table:style-name="ce7"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oil" xlink:type="simple">Oil</text:a> </text:p>
          </table:table-cell>
          <table:table-cell table:style-name="ce3" office:value-type="string" calcext:value-type="string">
            <text:p><text:a xlink:href="../docs/html/cargos.html#oil" xlink:type="simple">Oil</text:a> </text:p>
          </table:table-cell>
          <table:table-cell table:style-name="ce3" office:value-type="string" calcext:value-type="string">
            <text:p>oil</text:p>
          </table:table-cell>
          <table:table-cell table:style-name="ce3" office:value-type="string" calcext:value-type="string">
            <text:p>OIL_</text:p>
          </table:table-cell>
          <table:table-cell table:style-name="ce7"/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Liqui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oxygen" xlink:type="simple">Oxygen</text:a> </text:p>
          </table:table-cell>
          <table:table-cell table:style-name="ce3" office:value-type="string" calcext:value-type="string">
            <text:p><text:a xlink:href="../docs/html/cargos.html#oxygen" xlink:type="simple">Oxygen</text:a> </text:p>
          </table:table-cell>
          <table:table-cell table:style-name="ce3" office:value-type="string" calcext:value-type="string">
            <text:p>oxygen</text:p>
          </table:table-cell>
          <table:table-cell table:style-name="ce3" office:value-type="string" calcext:value-type="string">
            <text:p>O2__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Liqui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packaging" xlink:type="simple">Packaging</text:a> </text:p>
          </table:table-cell>
          <table:table-cell table:style-name="ce3" office:value-type="string" calcext:value-type="string">
            <text:p><text:a xlink:href="../docs/html/cargos.html#packaging" xlink:type="simple">Packaging</text:a> </text:p>
          </table:table-cell>
          <table:table-cell table:style-name="ce3" office:value-type="string" calcext:value-type="string">
            <text:p>packaging</text:p>
          </table:table-cell>
          <table:table-cell table:style-name="ce3" office:value-type="string" calcext:value-type="string">
            <text:p>MNSP</text:p>
          </table:table-cell>
          <table:table-cell table:style-name="ce7"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Express, 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3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3" office:value-type="string" calcext:value-type="string">
            <text:p>paints_and_coatings</text:p>
          </table:table-cell>
          <table:table-cell table:style-name="ce3" office:value-type="string" calcext:value-type="string">
            <text:p>COAT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Liquid, 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paper" xlink:type="simple">Paper</text:a> </text:p>
          </table:table-cell>
          <table:table-cell table:style-name="ce3" office:value-type="string" calcext:value-type="string">
            <text:p><text:a xlink:href="../docs/html/cargos.html#paper" xlink:type="simple">Paper</text:a> </text:p>
          </table:table-cell>
          <table:table-cell table:style-name="ce3" office:value-type="string" calcext:value-type="string">
            <text:p>paper</text:p>
          </table:table-cell>
          <table:table-cell table:style-name="ce3" office:value-type="string" calcext:value-type="string">
            <text:p>PAPR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passengers" xlink:type="simple">Passengers</text:a> </text:p>
          </table:table-cell>
          <table:table-cell table:style-name="ce3" office:value-type="string" calcext:value-type="string">
            <text:p><text:a xlink:href="../docs/html/cargos.html#passengers" xlink:type="simple">Passengers</text:a> </text:p>
          </table:table-cell>
          <table:table-cell table:style-name="ce3" office:value-type="string" calcext:value-type="string">
            <text:p>passengers</text:p>
          </table:table-cell>
          <table:table-cell table:style-name="ce3" office:value-type="string" calcext:value-type="string">
            <text:p>PASS</text:p>
          </table:table-cell>
          <table:table-cell table:style-name="ce7"/>
          <table:table-cell table:style-name="ce3" office:value-type="float" office:value="0.0625" calcext:value-type="float">
            <text:p>0.0625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string" calcext:value-type="string">
            <text:p>Passengers</text:p>
          </table:table-cell>
          <table:table-cell table:style-name="ce3" office:value-type="string" calcext:value-type="string">
            <text:p>TOWNGROWTH_PASSENGER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peat" xlink:type="simple">Peat</text:a> </text:p>
          </table:table-cell>
          <table:table-cell table:style-name="ce3" office:value-type="string" calcext:value-type="string">
            <text:p><text:a xlink:href="../docs/html/cargos.html#peat" xlink:type="simple">Peat</text:a> </text:p>
          </table:table-cell>
          <table:table-cell table:style-name="ce3" office:value-type="string" calcext:value-type="string">
            <text:p>peat</text:p>
          </table:table-cell>
          <table:table-cell table:style-name="ce3" office:value-type="string" calcext:value-type="string">
            <text:p>PEAT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petrol" xlink:type="simple">Petroleum Fuels</text:a> </text:p>
          </table:table-cell>
          <table:table-cell table:style-name="ce3" office:value-type="string" calcext:value-type="string">
            <text:p><text:a xlink:href="../docs/html/cargos.html#petrol" xlink:type="simple">Petroleum Fuels</text:a> </text:p>
          </table:table-cell>
          <table:table-cell table:style-name="ce3" office:value-type="string" calcext:value-type="string">
            <text:p>petrol</text:p>
          </table:table-cell>
          <table:table-cell table:style-name="ce3" office:value-type="string" calcext:value-type="string">
            <text:p>PETR</text:p>
          </table:table-cell>
          <table:table-cell table:style-name="ce7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Liqui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phosphate" xlink:type="simple">Phosphate</text:a> </text:p>
          </table:table-cell>
          <table:table-cell table:style-name="ce3" office:value-type="string" calcext:value-type="string">
            <text:p><text:a xlink:href="../docs/html/cargos.html#phosphate" xlink:type="simple">Phosphate</text:a> </text:p>
          </table:table-cell>
          <table:table-cell table:style-name="ce3" office:value-type="string" calcext:value-type="string">
            <text:p>phosphate</text:p>
          </table:table-cell>
          <table:table-cell table:style-name="ce3" office:value-type="string" calcext:value-type="string">
            <text:p>PHOS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phosphoric_acid" xlink:type="simple">Phosphoric Acid</text:a> </text:p>
          </table:table-cell>
          <table:table-cell table:style-name="ce3" office:value-type="string" calcext:value-type="string">
            <text:p><text:a xlink:href="../docs/html/cargos.html#phosphoric_acid" xlink:type="simple">Phosphoric Acid</text:a> </text:p>
          </table:table-cell>
          <table:table-cell table:style-name="ce3" office:value-type="string" calcext:value-type="string">
            <text:p>phosphoric_acid</text:p>
          </table:table-cell>
          <table:table-cell table:style-name="ce3" office:value-type="string" calcext:value-type="string">
            <text:p>PHAC</text:p>
          </table:table-cell>
          <table:table-cell table:style-name="ce7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Liquid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pig_iron" xlink:type="simple">Pig Iron</text:a> </text:p>
          </table:table-cell>
          <table:table-cell table:style-name="ce4" office:value-type="string" calcext:value-type="string">
            <text:p>Iron <text:s/></text:p>
          </table:table-cell>
          <table:table-cell table:style-name="ce3" office:value-type="string" calcext:value-type="string">
            <text:p>pig_iron</text:p>
          </table:table-cell>
          <table:table-cell table:style-name="ce3" office:value-type="string" calcext:value-type="string">
            <text:p>IRON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pipe" xlink:type="simple">Pipe</text:a> </text:p>
          </table:table-cell>
          <table:table-cell table:style-name="ce3" office:value-type="string" calcext:value-type="string">
            <text:p><text:a xlink:href="../docs/html/cargos.html#pipe" xlink:type="simple">Pipe</text:a> 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PIPE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string" calcext:value-type="string">
            <text:p>Piece Goods (countable), Oversize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plant_fibres" xlink:type="simple">Plant Fibres</text:a> </text:p>
          </table:table-cell>
          <table:table-cell table:style-name="ce5" office:value-type="string" calcext:value-type="string">
            <text:p>Plant Fibres</text:p>
          </table:table-cell>
          <table:table-cell table:style-name="ce3" office:value-type="string" calcext:value-type="string">
            <text:p>plant_fibres</text:p>
          </table:table-cell>
          <table:table-cell table:style-name="ce3" office:value-type="string" calcext:value-type="string">
            <text:p>FICR</text:p>
          </table:table-cell>
          <table:table-cell table:style-name="ce7"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Bulk (uncountable), 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plastics" xlink:type="simple">Plastics</text:a> </text:p>
          </table:table-cell>
          <table:table-cell table:style-name="ce3" office:value-type="string" calcext:value-type="string">
            <text:p><text:a xlink:href="../docs/html/cargos.html#plastics" xlink:type="simple">Plastics</text:a> </text:p>
          </table:table-cell>
          <table:table-cell table:style-name="ce3" office:value-type="string" calcext:value-type="string">
            <text:p>plastics</text:p>
          </table:table-cell>
          <table:table-cell table:style-name="ce3" office:value-type="string" calcext:value-type="string">
            <text:p>PLAS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Piece Goods (countable), Bulk (uncountable), Covered (weather protected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<text:a xlink:href="../docs/html/cargos.html#potash" xlink:type="simple">Potash</text:a> </text:p>
          </table:table-cell>
          <table:table-cell table:style-name="ce3" office:value-type="string" calcext:value-type="string">
            <text:p><text:a xlink:href="../docs/html/cargos.html#potash" xlink:type="simple">Potash</text:a> </text:p>
          </table:table-cell>
          <table:table-cell table:style-name="ce3" office:value-type="string" calcext:value-type="string">
            <text:p>potash</text:p>
          </table:table-cell>
          <table:table-cell table:style-name="ce3" office:value-type="string" calcext:value-type="string">
            <text:p>POTA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propylene" xlink:type="simple">Propylene</text:a> </text:p>
          </table:table-cell>
          <table:table-cell table:style-name="ce3" office:value-type="string" calcext:value-type="string">
            <text:p><text:a xlink:href="../docs/html/cargos.html#propylene" xlink:type="simple">Propylene</text:a> </text:p>
          </table:table-cell>
          <table:table-cell table:style-name="ce3" office:value-type="string" calcext:value-type="string">
            <text:p>propylene</text:p>
          </table:table-cell>
          <table:table-cell table:style-name="ce3" office:value-type="string" calcext:value-type="string">
            <text:p>C3H6</text:p>
          </table:table-cell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Liquid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pyrite_ore" xlink:type="simple">Pyrite Ore</text:a> </text:p>
          </table:table-cell>
          <table:table-cell table:style-name="ce4" office:value-type="string" calcext:value-type="string">
            <text:p>Zinc Ore</text:p>
          </table:table-cell>
          <table:table-cell table:style-name="ce3" office:value-type="string" calcext:value-type="string">
            <text:p>pyrite_ore</text:p>
          </table:table-cell>
          <table:table-cell table:style-name="ce3" office:value-type="string" calcext:value-type="string">
            <text:p>PORE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quicklime" xlink:type="simple">Quicklime</text:a> </text:p>
          </table:table-cell>
          <table:table-cell table:style-name="ce3" office:value-type="string" calcext:value-type="string">
            <text:p><text:a xlink:href="../docs/html/cargos.html#quicklime" xlink:type="simple">Quicklime</text:a> </text:p>
          </table:table-cell>
          <table:table-cell table:style-name="ce3" office:value-type="string" calcext:value-type="string">
            <text:p>quicklime</text:p>
          </table:table-cell>
          <table:table-cell table:style-name="ce3" office:value-type="string" calcext:value-type="string">
            <text:p>QLME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Bulk (uncountable), Covered (weather protected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raw_latex" xlink:type="simple">Raw Latex</text:a> </text:p>
          </table:table-cell>
          <table:table-cell table:style-name="ce3" office:value-type="string" calcext:value-type="string">
            <text:p><text:a xlink:href="../docs/html/cargos.html#raw_latex" xlink:type="simple">Raw Latex</text:a> </text:p>
          </table:table-cell>
          <table:table-cell table:style-name="ce3" office:value-type="string" calcext:value-type="string">
            <text:p>raw_latex</text:p>
          </table:table-cell>
          <table:table-cell table:style-name="ce3" office:value-type="string" calcext:value-type="string">
            <text:p>LATX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Liqui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rebar" xlink:type="simple">Rebar</text:a> </text:p>
          </table:table-cell>
          <table:table-cell table:style-name="ce3" office:value-type="string" calcext:value-type="string">
            <text:p><text:a xlink:href="../docs/html/cargos.html#rebar" xlink:type="simple">Rebar</text:a> </text:p>
          </table:table-cell>
          <table:table-cell table:style-name="ce3" office:value-type="string" calcext:value-type="string">
            <text:p>rebar</text:p>
          </table:table-cell>
          <table:table-cell table:style-name="ce3" office:value-type="string" calcext:value-type="string">
            <text:p>RBAR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recyclables" xlink:type="simple">Recyclables</text:a> </text:p>
          </table:table-cell>
          <table:table-cell table:style-name="ce3" office:value-type="string" calcext:value-type="string">
            <text:p><text:a xlink:href="../docs/html/cargos.html#recyclables" xlink:type="simple">Recyclables</text:a> </text:p>
          </table:table-cell>
          <table:table-cell table:style-name="ce3" office:value-type="string" calcext:value-type="string">
            <text:p>recyclables</text:p>
          </table:table-cell>
          <table:table-cell table:style-name="ce3" office:value-type="string" calcext:value-type="string">
            <text:p>RCYC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Bulk (uncountable), 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rubber" xlink:type="simple">Rubber</text:a> </text:p>
          </table:table-cell>
          <table:table-cell table:style-name="ce3" office:value-type="string" calcext:value-type="string">
            <text:p><text:a xlink:href="../docs/html/cargos.html#rubber" xlink:type="simple">Rubber</text:a> 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RUBR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Liqui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salt" xlink:type="simple">Salt</text:a> </text:p>
          </table:table-cell>
          <table:table-cell table:style-name="ce3" office:value-type="string" calcext:value-type="string">
            <text:p><text:a xlink:href="../docs/html/cargos.html#salt" xlink:type="simple">Salt</text:a> </text:p>
          </table:table-cell>
          <table:table-cell table:style-name="ce3" office:value-type="string" calcext:value-type="string">
            <text:p>salt</text:p>
          </table:table-cell>
          <table:table-cell table:style-name="ce3" office:value-type="string" calcext:value-type="string">
            <text:p>SALT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sand" xlink:type="simple">Sand</text:a> </text:p>
          </table:table-cell>
          <table:table-cell table:style-name="ce3" office:value-type="string" calcext:value-type="string">
            <text:p><text:a xlink:href="../docs/html/cargos.html#sand" xlink:type="simple">Sand</text:a> </text:p>
          </table:table-cell>
          <table:table-cell table:style-name="ce3" office:value-type="string" calcext:value-type="string">
            <text:p>sand</text:p>
          </table:table-cell>
          <table:table-cell table:style-name="ce3" office:value-type="string" calcext:value-type="string">
            <text:p>SAND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scrap_metal" xlink:type="simple">Scrap Metal</text:a> </text:p>
          </table:table-cell>
          <table:table-cell table:style-name="ce3" office:value-type="string" calcext:value-type="string">
            <text:p><text:a xlink:href="../docs/html/cargos.html#scrap_metal" xlink:type="simple">Scrap Metal</text:a> </text:p>
          </table:table-cell>
          <table:table-cell table:style-name="ce3" office:value-type="string" calcext:value-type="string">
            <text:p>scrap_metal</text:p>
          </table:table-cell>
          <table:table-cell table:style-name="ce3" office:value-type="string" calcext:value-type="string">
            <text:p>SCMT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Bulk (uncountable), Not Pourable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slag" xlink:type="simple">Slag</text:a> </text:p>
          </table:table-cell>
          <table:table-cell table:style-name="ce3" office:value-type="string" calcext:value-type="string">
            <text:p><text:a xlink:href="../docs/html/cargos.html#slag" xlink:type="simple">Slag</text:a> </text:p>
          </table:table-cell>
          <table:table-cell table:style-name="ce3" office:value-type="string" calcext:value-type="string">
            <text:p>slag</text:p>
          </table:table-cell>
          <table:table-cell table:style-name="ce3" office:value-type="string" calcext:value-type="string">
            <text:p>SLAG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soda_ash" xlink:type="simple">Soda Ash</text:a> </text:p>
          </table:table-cell>
          <table:table-cell table:style-name="ce3" office:value-type="string" calcext:value-type="string">
            <text:p><text:a xlink:href="../docs/html/cargos.html#soda_ash" xlink:type="simple">Soda Ash</text:a> </text:p>
          </table:table-cell>
          <table:table-cell table:style-name="ce3" office:value-type="string" calcext:value-type="string">
            <text:p>soda_ash</text:p>
          </table:table-cell>
          <table:table-cell table:style-name="ce3" office:value-type="string" calcext:value-type="string">
            <text:p>SASH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Bulk (uncountable), Covered (weather protected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lye" xlink:type="simple">Sodium Hydroxide</text:a> </text:p>
          </table:table-cell>
          <table:table-cell table:style-name="ce3" office:value-type="string" calcext:value-type="string">
            <text:p><text:a xlink:href="../docs/html/cargos.html#lye" xlink:type="simple">Sodium Hydroxide</text:a> </text:p>
          </table:table-cell>
          <table:table-cell table:style-name="ce3" office:value-type="string" calcext:value-type="string">
            <text:p>lye</text:p>
          </table:table-cell>
          <table:table-cell table:style-name="ce3" office:value-type="string" calcext:value-type="string">
            <text:p>LYE_</text:p>
          </table:table-cell>
          <table:table-cell table:style-name="ce7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string" calcext:value-type="string">
            <text:p>Liquid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stainless_steel" xlink:type="simple">Stainless Steel</text:a> </text:p>
          </table:table-cell>
          <table:table-cell table:style-name="ce3" office:value-type="string" calcext:value-type="string">
            <text:p><text:a xlink:href="../docs/html/cargos.html#stainless_steel" xlink:type="simple">Stainless Steel</text:a> </text:p>
          </table:table-cell>
          <table:table-cell table:style-name="ce3" office:value-type="string" calcext:value-type="string">
            <text:p>stainless_steel</text:p>
          </table:table-cell>
          <table:table-cell table:style-name="ce3" office:value-type="string" calcext:value-type="string">
            <text:p>STST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steel" xlink:type="simple">Steel</text:a> </text:p>
          </table:table-cell>
          <table:table-cell table:style-name="ce3" office:value-type="string" calcext:value-type="string">
            <text:p><text:a xlink:href="../docs/html/cargos.html#steel" xlink:type="simple">Steel</text:a> 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STEL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steel_sections" xlink:type="simple">Steel Sections</text:a> </text:p>
          </table:table-cell>
          <table:table-cell table:style-name="ce4" office:value-type="string" calcext:value-type="string">
            <text:p>Steel Parts</text:p>
          </table:table-cell>
          <table:table-cell table:style-name="ce3" office:value-type="string" calcext:value-type="string">
            <text:p>steel_sections</text:p>
          </table:table-cell>
          <table:table-cell table:style-name="ce3" office:value-type="string" calcext:value-type="string">
            <text:p>STSE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steel_sheet" xlink:type="simple">Steel Sheet</text:a> </text:p>
          </table:table-cell>
          <table:table-cell table:style-name="ce3" office:value-type="string" calcext:value-type="string">
            <text:p><text:a xlink:href="../docs/html/cargos.html#steel_sheet" xlink:type="simple">Steel Sheet</text:a> </text:p>
          </table:table-cell>
          <table:table-cell table:style-name="ce3" office:value-type="string" calcext:value-type="string">
            <text:p>steel_sheet</text:p>
          </table:table-cell>
          <table:table-cell table:style-name="ce3" office:value-type="string" calcext:value-type="string">
            <text:p>STSH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steel_wire_rod" xlink:type="simple">Steel Wire Rod</text:a> </text:p>
          </table:table-cell>
          <table:table-cell table:style-name="ce3" office:value-type="string" calcext:value-type="string">
            <text:p><text:a xlink:href="../docs/html/cargos.html#steel_wire_rod" xlink:type="simple">Steel Wire Rod</text:a> </text:p>
          </table:table-cell>
          <table:table-cell table:style-name="ce3" office:value-type="string" calcext:value-type="string">
            <text:p>steel_wire_rod</text:p>
          </table:table-cell>
          <table:table-cell table:style-name="ce3" office:value-type="string" calcext:value-type="string">
            <text:p>STWR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stone" xlink:type="simple">Stone</text:a> </text:p>
          </table:table-cell>
          <table:table-cell table:style-name="ce3" office:value-type="string" calcext:value-type="string">
            <text:p><text:a xlink:href="../docs/html/cargos.html#stone" xlink:type="simple">Stone</text:a> </text:p>
          </table:table-cell>
          <table:table-cell table:style-name="ce3" office:value-type="string" calcext:value-type="string">
            <text:p>stone</text:p>
          </table:table-cell>
          <table:table-cell table:style-name="ce3" office:value-type="string" calcext:value-type="string">
            <text:p>GRVL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sugar_beet" xlink:type="simple">Sugar Beet</text:a> </text:p>
          </table:table-cell>
          <table:table-cell table:style-name="ce3" office:value-type="string" calcext:value-type="string">
            <text:p><text:a xlink:href="../docs/html/cargos.html#sugar_beet" xlink:type="simple">Sugar Beet</text:a> </text:p>
          </table:table-cell>
          <table:table-cell table:style-name="ce3" office:value-type="string" calcext:value-type="string">
            <text:p>sugar_beet</text:p>
          </table:table-cell>
          <table:table-cell table:style-name="ce3" office:value-type="string" calcext:value-type="string">
            <text:p>SGBT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sulphur" xlink:type="simple">Sulphur</text:a> </text:p>
          </table:table-cell>
          <table:table-cell table:style-name="ce3" office:value-type="string" calcext:value-type="string">
            <text:p><text:a xlink:href="../docs/html/cargos.html#sulphur" xlink:type="simple">Sulphur</text:a> </text:p>
          </table:table-cell>
          <table:table-cell table:style-name="ce3" office:value-type="string" calcext:value-type="string">
            <text:p>sulphur</text:p>
          </table:table-cell>
          <table:table-cell table:style-name="ce3" office:value-type="string" calcext:value-type="string">
            <text:p>SULP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Bulk (uncountable), Liquid, Covered (weather protected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sulphuric_acid" xlink:type="simple">Sulphuric Acid</text:a> </text:p>
          </table:table-cell>
          <table:table-cell table:style-name="ce3" office:value-type="string" calcext:value-type="string">
            <text:p><text:a xlink:href="../docs/html/cargos.html#sulphuric_acid" xlink:type="simple">Sulphuric Acid</text:a> </text:p>
          </table:table-cell>
          <table:table-cell table:style-name="ce3" office:value-type="string" calcext:value-type="string">
            <text:p>sulphuric_acid</text:p>
          </table:table-cell>
          <table:table-cell table:style-name="ce3" office:value-type="string" calcext:value-type="string">
            <text:p>SUAC</text:p>
          </table:table-cell>
          <table:table-cell table:style-name="ce7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Liquid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textiles" xlink:type="simple">Textiles</text:a> </text:p>
          </table:table-cell>
          <table:table-cell table:style-name="ce3" office:value-type="string" calcext:value-type="string">
            <text:p><text:a xlink:href="../docs/html/cargos.html#textiles" xlink:type="simple">Textiles</text:a> </text:p>
          </table:table-cell>
          <table:table-cell table:style-name="ce3" office:value-type="string" calcext:value-type="string">
            <text:p>textiles</text:p>
          </table:table-cell>
          <table:table-cell table:style-name="ce3" office:value-type="string" calcext:value-type="string">
            <text:p>TEXT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lumber" xlink:type="simple">Timber</text:a> </text:p>
          </table:table-cell>
          <table:table-cell table:style-name="ce3" office:value-type="string" calcext:value-type="string">
            <text:p><text:a xlink:href="../docs/html/cargos.html#lumber" xlink:type="simple">Timber</text:a> </text:p>
          </table:table-cell>
          <table:table-cell table:style-name="ce3" office:value-type="string" calcext:value-type="string">
            <text:p>lumber</text:p>
          </table:table-cell>
          <table:table-cell table:style-name="ce3" office:value-type="string" calcext:value-type="string">
            <text:p>WDPR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Bulk (uncountable), 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tin" xlink:type="simple">Tin</text:a> </text:p>
          </table:table-cell>
          <table:table-cell table:style-name="ce3" office:value-type="string" calcext:value-type="string">
            <text:p><text:a xlink:href="../docs/html/cargos.html#tin" xlink:type="simple">Tin</text:a> </text:p>
          </table:table-cell>
          <table:table-cell table:style-name="ce3" office:value-type="string" calcext:value-type="string">
            <text:p>tin</text:p>
          </table:table-cell>
          <table:table-cell table:style-name="ce3" office:value-type="string" calcext:value-type="string">
            <text:p>TIN_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tinplate" xlink:type="simple">Tinplate</text:a> </text:p>
          </table:table-cell>
          <table:table-cell table:style-name="ce3" office:value-type="string" calcext:value-type="string">
            <text:p><text:a xlink:href="../docs/html/cargos.html#tinplate" xlink:type="simple">Tinplate</text:a> </text:p>
          </table:table-cell>
          <table:table-cell table:style-name="ce3" office:value-type="string" calcext:value-type="string">
            <text:p>tinplate</text:p>
          </table:table-cell>
          <table:table-cell table:style-name="ce3" office:value-type="string" calcext:value-type="string">
            <text:p>TINP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tyres" xlink:type="simple">Tyres</text:a> </text:p>
          </table:table-cell>
          <table:table-cell table:style-name="ce3" office:value-type="string" calcext:value-type="string">
            <text:p><text:a xlink:href="../docs/html/cargos.html#tyres" xlink:type="simple">Tyres</text:a> </text:p>
          </table:table-cell>
          <table:table-cell table:style-name="ce3" office:value-type="string" calcext:value-type="string">
            <text:p>tyres</text:p>
          </table:table-cell>
          <table:table-cell table:style-name="ce3" office:value-type="string" calcext:value-type="string">
            <text:p>TYRE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urea" xlink:type="simple">Urea</text:a> </text:p>
          </table:table-cell>
          <table:table-cell table:style-name="ce3" office:value-type="string" calcext:value-type="string">
            <text:p><text:a xlink:href="../docs/html/cargos.html#urea" xlink:type="simple">Urea</text:a> </text:p>
          </table:table-cell>
          <table:table-cell table:style-name="ce3" office:value-type="string" calcext:value-type="string">
            <text:p>urea</text:p>
          </table:table-cell>
          <table:table-cell table:style-name="ce3" office:value-type="string" calcext:value-type="string">
            <text:p>UREA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Liquid, 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vehicle_bodies" xlink:type="simple">Vehicle Bodies</text:a> </text:p>
          </table:table-cell>
          <table:table-cell table:style-name="ce3" office:value-type="string" calcext:value-type="string">
            <text:p><text:a xlink:href="../docs/html/cargos.html#vehicle_bodies" xlink:type="simple">Vehicle Bodies</text:a> </text:p>
          </table:table-cell>
          <table:table-cell table:style-name="ce3" office:value-type="string" calcext:value-type="string">
            <text:p>vehicle_bodies</text:p>
          </table:table-cell>
          <table:table-cell table:style-name="ce3" office:value-type="string" calcext:value-type="string">
            <text:p>VBOD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string" calcext:value-type="string">
            <text:p>Piece Goods (countable), Oversize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vehicle_engines" xlink:type="simple">Vehicle Engines</text:a> </text:p>
          </table:table-cell>
          <table:table-cell table:style-name="ce3" office:value-type="string" calcext:value-type="string">
            <text:p><text:a xlink:href="../docs/html/cargos.html#vehicle_engines" xlink:type="simple">Vehicle Engines</text:a> </text:p>
          </table:table-cell>
          <table:table-cell table:style-name="ce3" office:value-type="string" calcext:value-type="string">
            <text:p>vehicle_engines</text:p>
          </table:table-cell>
          <table:table-cell table:style-name="ce3" office:value-type="string" calcext:value-type="string">
            <text:p>VENG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vehicle_parts" xlink:type="simple">Vehicle Parts</text:a> </text:p>
          </table:table-cell>
          <table:table-cell table:style-name="ce3" office:value-type="string" calcext:value-type="string">
            <text:p><text:a xlink:href="../docs/html/cargos.html#vehicle_parts" xlink:type="simple">Vehicle Parts</text:a> </text:p>
          </table:table-cell>
          <table:table-cell table:style-name="ce3" office:value-type="string" calcext:value-type="string">
            <text:p>vehicle_parts</text:p>
          </table:table-cell>
          <table:table-cell table:style-name="ce3" office:value-type="string" calcext:value-type="string">
            <text:p>VPTS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vehicles" xlink:type="simple">Vehicles</text:a> </text:p>
          </table:table-cell>
          <table:table-cell table:style-name="ce3" office:value-type="string" calcext:value-type="string">
            <text:p><text:a xlink:href="../docs/html/cargos.html#vehicles" xlink:type="simple">Vehicles</text:a> </text:p>
          </table:table-cell>
          <table:table-cell table:style-name="ce3" office:value-type="string" calcext:value-type="string">
            <text:p>vehicles</text:p>
          </table:table-cell>
          <table:table-cell table:style-name="ce3" office:value-type="string" calcext:value-type="string">
            <text:p>VEHI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string" calcext:value-type="string">
            <text:p>Piece Goods (countable), Oversize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wool" xlink:type="simple">Wool</text:a> </text:p>
          </table:table-cell>
          <table:table-cell table:style-name="ce3" office:value-type="string" calcext:value-type="string">
            <text:p><text:a xlink:href="../docs/html/cargos.html#wool" xlink:type="simple">Wool</text:a> </text:p>
          </table:table-cell>
          <table:table-cell table:style-name="ce3" office:value-type="string" calcext:value-type="string">
            <text:p>wool</text:p>
          </table:table-cell>
          <table:table-cell table:style-name="ce3" office:value-type="string" calcext:value-type="string">
            <text:p>WOOL</text:p>
          </table:table-cell>
          <table:table-cell table:style-name="ce7"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Piece Goods (countable), Covered (weather protected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yarn" xlink:type="simple">Yarn</text:a> </text:p>
          </table:table-cell>
          <table:table-cell table:style-name="ce3" office:value-type="string" calcext:value-type="string">
            <text:p><text:a xlink:href="../docs/html/cargos.html#yarn" xlink:type="simple">Yarn</text:a> </text:p>
          </table:table-cell>
          <table:table-cell table:style-name="ce3" office:value-type="string" calcext:value-type="string">
            <text:p>yarn</text:p>
          </table:table-cell>
          <table:table-cell table:style-name="ce3" office:value-type="string" calcext:value-type="string">
            <text:p>YARN</text:p>
          </table:table-cell>
          <table:table-cell table:style-name="ce7"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Piece Goods (countable), Covered (weather protected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cargos.html#zinc" xlink:type="simple">Zinc</text:a> </text:p>
          </table:table-cell>
          <table:table-cell table:style-name="ce3" office:value-type="string" calcext:value-type="string">
            <text:p><text:a xlink:href="../docs/html/cargos.html#zinc" xlink:type="simple">Zinc</text:a> </text:p>
          </table:table-cell>
          <table:table-cell table:style-name="ce3" office:value-type="string" calcext:value-type="string">
            <text:p>zinc</text:p>
          </table:table-cell>
          <table:table-cell table:style-name="ce3" office:value-type="string" calcext:value-type="string">
            <text:p>ZINC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formula="of:=COUNT([.A2:.A112])" office:value-type="float" office:value="62" calcext:value-type="float">
            <text:p>62</text:p>
          </table:table-cell>
          <table:table-cell table:formula="of:=COUNT([.B2:.B112])" office:value-type="float" office:value="48" calcext:value-type="float">
            <text:p>48</text:p>
          </table:table-cell>
          <table:table-cell table:formula="of:=COUNT([.C2:.C112])" office:value-type="float" office:value="64" calcext:value-type="float">
            <text:p>64</text:p>
          </table:table-cell>
          <table:table-cell table:formula="of:=COUNT([.D2:.D112])" office:value-type="float" office:value="64" calcext:value-type="float">
            <text:p>64</text:p>
          </table:table-cell>
          <table:table-cell table:number-columns-repeated="9"/>
        </table:table-row>
        <table:table-row table:style-name="ro2" table:number-rows-repeated="104846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industries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row table:style-name="ro3">
          <table:table-cell table:style-name="ce1" office:value-type="string" calcext:value-type="string">
            <text:p>Steeltown</text:p>
          </table:table-cell>
          <table:table-cell table:style-name="ce1" office:value-type="string" calcext:value-type="string">
            <text:p>Steeltown+</text:p>
          </table:table-cell>
          <table:table-cell table:style-name="ce1" office:value-type="string" calcext:value-type="string">
            <text:p>Industry 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olour</text:p>
          </table:table-cell>
          <table:table-cell table:style-name="ce1" office:value-type="string" calcext:value-type="string">
            <text:p>Station Name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aluminium_plant" xlink:type="simple">Aluminium Plant</text:a> 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Smelter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ammonia_plant" xlink:type="simple">Ammonia Plant</text:a> 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string" calcext:value-type="string">
            <text:p>Work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arable_farm" xlink:type="simple">Arable Farm</text:a> 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string" calcext:value-type="string">
            <text:p>Manor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assembly_plant" xlink:type="simple">Assembly Plant</text:a> 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Automotiv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basic_oxygen_furnace" xlink:type="simple">Basic Oxygen Furnace</text:a> 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Furnace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biorefinery" xlink:type="simple">Biorefinery</text:a> 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string" calcext:value-type="string">
            <text:p>Refinery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blast_furnace" xlink:type="simple">Blast Furnace</text:a> 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urnace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body_plant" xlink:type="simple">Body Plant</text:a> 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string" calcext:value-type="string">
            <text:p>Work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brewery" xlink:type="simple">Brewery</text:a> 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Barrel and Keg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brick_works" xlink:type="simple">Brick Works</text:a> 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string" calcext:value-type="string">
            <text:p>Kiln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builders_yard" xlink:type="simple">Builders Yard</text:a> 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Merchant's Lan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bulk_terminal" xlink:type="simple">Bulk Terminal</text:a> 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string" calcext:value-type="string">
            <text:p>Tidal Yard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carbon_black_plant" xlink:type="simple">Carbon Black Plant</text:a> 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string" calcext:value-type="string">
            <text:p>Soot Furnace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cement_plant" xlink:type="simple">Cement Plant</text:a> 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Silo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chemical_plant" xlink:type="simple">Chemical Plant</text:a> 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Works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chlor_alkali_plant" xlink:type="simple">Chlor-alkali Plant</text:a> 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Brine Works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chromite_mine" xlink:type="simple">Chromite Mine</text:a> 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string" calcext:value-type="string">
            <text:p>Pyrite Deposit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cider_mill" xlink:type="simple">Cider Mill</text:a> 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Barrel and Keg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civil_explosives_facility" xlink:type="simple">Civil Explosives Facility</text:a> 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Work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clay_pit" xlink:type="simple">Clay Pit</text:a> 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Pi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coal_mine" xlink:type="simple">Coal Mine</text:a> 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lliery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coffee_estate" xlink:type="simple">Coffee Estate</text:a> 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Estat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coke_oven" xlink:type="simple">Coke Oven</text:a> 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string" calcext:value-type="string">
            <text:p>Bank Top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component_factory" xlink:type="simple">Component Factory</text:a> 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string" calcext:value-type="string">
            <text:p>Component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copper_concentrator" xlink:type="simple">Copper Concentrator</text:a> 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Smelter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copper_mine" xlink:type="simple">Copper Mine</text:a> 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pper Lode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copper_refinery" xlink:type="simple">Copper Smelter</text:a> 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Smelter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cryo_plant" xlink:type="simple">Cryo Plant</text:a> 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string" calcext:value-type="string">
            <text:p>Cryo Plant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dairy" xlink:type="simple">Dairy</text:a> 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Dairy Lan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dairy_farm" xlink:type="simple">Dairy Farm</text:a> 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string" calcext:value-type="string">
            <text:p>Meadow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diamond_mine" xlink:type="simple">Diamond Mine</text:a> 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Kimberlite Deposit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dredging_site" xlink:type="simple">Dredging Site</text:a> 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string" calcext:value-type="string">
            <text:p>Sandbank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electric_arc_furnace" xlink:type="simple">Electric Arc Furnace</text:a> 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string" calcext:value-type="string">
            <text:p>Furnace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engine_plant" xlink:type="simple">Engine Plant</text:a> 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Powertrain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factory_1" xlink:type="simple">Factory 1</text:a> 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string" calcext:value-type="string">
            <text:p>Industrial Park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factory_2" xlink:type="simple">Factory 2</text:a> 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string" calcext:value-type="string">
            <text:p>Industrial Park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factory_3" xlink:type="simple">Factory 3</text:a> 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string" calcext:value-type="string">
            <text:p>Industrial Park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farm" xlink:type="simple">Farm</text:a> 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Barn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ferrochrome_smelter" xlink:type="simple">Ferrochrome Smelter</text:a> 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Smelter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fertiliser_plant" xlink:type="simple">Fertiliser Plant</text:a> 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Brine Work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fischer_tropsch_plant" xlink:type="simple">Fischer-Tropsch Plant</text:a> 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Refinery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fish_farm" xlink:type="simple">Fish Farm</text:a> 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Seafood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fishing_grounds" xlink:type="simple">Fishing Grounds</text:a> 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Shoal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fishing_harbour" xlink:type="simple">Fishing Harbour</text:a> 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Fish Marke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flour_mill" xlink:type="simple">Flour Mill</text:a> 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Mill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food_processor" xlink:type="simple">Food Processing Plant</text:a> 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string" calcext:value-type="string">
            <text:p>Food Corpor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forest" xlink:type="simple">Forest</text:a> 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Log Landing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fruit_plantation" xlink:type="simple">Fruit Plantation</text:a> 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string" calcext:value-type="string">
            <text:p>Plant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furniture_factory" xlink:type="simple">Furniture Factory</text:a> 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string" calcext:value-type="string">
            <text:p>Joiner's Shop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general_store" xlink:type="simple">General Store</text:a> 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Store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glass_works" xlink:type="simple">Glass Works</text:a> 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Sharp Street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food_market" xlink:type="simple">Grocer's Shop</text:a> 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Store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hardware_store" xlink:type="simple">Hardware Store</text:a> 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Old Town Hall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herding_coop" xlink:type="simple">Herding Co-op</text:a> 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string" calcext:value-type="string">
            <text:p>Lodg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hotel" xlink:type="simple">Hotel</text:a> 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string" calcext:value-type="string">
            <text:p>Bar, Grill and Room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iron_ore_mine" xlink:type="simple">Iron Ore Mine</text:a>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Ironston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latex_processor" xlink:type="simple">Latex Processor</text:a> 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Sharp Street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lime_kiln" xlink:type="simple">Lime Kiln</text:a> 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Kilns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limestone_mine" xlink:type="simple">Limestone Mine</text:a> 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Limestone Mine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liquids_terminal" xlink:type="simple">Liquids Terminal</text:a> 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string" calcext:value-type="string">
            <text:p>Tank Farm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machine_shop" xlink:type="simple">Machine Shop</text:a> 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790" calcext:value-type="float">
            <text:p>179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Heavy Equipment Yard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machine_works" xlink:type="simple">Machine Works</text:a> 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string" calcext:value-type="string">
            <text:p>Dynamo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manganese_mine" xlink:type="simple">Manganese Mine</text:a> 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Manganese Mine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metal_workshop" xlink:type="simple">Metal Workshop</text:a> 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string" calcext:value-type="string">
            <text:p>Stamp and Plate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ethylene_cracker" xlink:type="simple">Naphtha Cracker</text:a> 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Work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nitrate_mine" xlink:type="simple">Nitrate Mine</text:a> 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Saltpeter Work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oil_refinery" xlink:type="simple">Oil Refinery</text:a> 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Refinery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oil_rig" xlink:type="simple">Oil Rig</text:a> 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67" calcext:value-type="float">
            <text:p>196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oil_wells" xlink:type="simple">Oil Wells</text:a> 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Well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orchard_piggery" xlink:type="simple">Orchard and Piggery</text:a> 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Orchard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plastics_plant" xlink:type="simple">PVC Plant</text:a> 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00" calcext:value-type="float">
            <text:p>190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string" calcext:value-type="string">
            <text:p>Moulding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paper_mill" xlink:type="simple">Paper Mill</text:a> 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string" calcext:value-type="string">
            <text:p>Mill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peatlands" xlink:type="simple">Peatlands</text:a> 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Peatland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petrol_pump" xlink:type="simple">Petrol Station</text:a> 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Pump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phosphate_mine" xlink:type="simple">Phosphate Mine</text:a> 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Pi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phosphoric_acid_plant" xlink:type="simple">Phosphoric Acid Plant</text:a> 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Work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plaza" xlink:type="simple">Plaza</text:a>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Plaza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olymerisation Plant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900" calcext:value-type="float">
            <text:p>190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string" calcext:value-type="string">
            <text:p>Moulding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polypropylene_plant" xlink:type="simple">Polypropylene Plant</text:a> 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900" calcext:value-type="float">
            <text:p>190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string" calcext:value-type="string">
            <text:p>Moulding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port" xlink:type="simple">Port</text:a> 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string" calcext:value-type="string">
            <text:p>Watersid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potash_mine" xlink:type="simple">Potash Mine</text:a> 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Tanner Road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power_plant" xlink:type="simple">Power Plant</text:a> 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Power Plant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pyrite_mine" xlink:type="simple">Pyrite Mine</text:a> 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string" calcext:value-type="string">
            <text:p>Pyrite Deposit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pyrite_smelter" xlink:type="simple">Pyrite Smelter</text:a> 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Smelter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quarry" xlink:type="simple">Quarry</text:a> 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string" calcext:value-type="string">
            <text:p>Quarry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ranch" xlink:type="simple">Ranch</text:a> 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Ranch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recycling_depot" xlink:type="simple">Recycling Depot</text:a> 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High Road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recycling_plant" xlink:type="simple">Recycling Plant</text:a> 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string" calcext:value-type="string">
            <text:p>Industrial Park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rubber_plantation" xlink:type="simple">Rubber Plantation</text:a> 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Tappers Shed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salt_mine" xlink:type="simple">Salt Mine</text:a> 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Trona Bed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sawmill" xlink:type="simple">Sawmill</text:a> 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string" calcext:value-type="string">
            <text:p>Mill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junk_yard" xlink:type="simple">Scrap Yard</text:a> 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Boneyard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sheep_farm" xlink:type="simple">Sheep Farm</text:a> 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Sheep Fold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sheet_and_pipe_mill" xlink:type="simple">Sheet and Pipe Mill</text:a> 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Pipe Mill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slag_grinding_plant" xlink:type="simple">Slag Grinding Plant</text:a> 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Silo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smithy_forge" xlink:type="simple">Smithy Forge</text:a> 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Forg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soda_ash_mine" xlink:type="simple">Soda Ash Mine</text:a> 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Trona Bed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solvay_plant" xlink:type="simple">Solvay Plant</text:a> 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Brine Work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integrated_steel_mill" xlink:type="simple">Steel Mill</text:a> 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urnac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../docs/html/industries.html#stockyard" xlink:type="simple">Stockyard</text:a> 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string" calcext:value-type="string">
            <text:p>Horse Market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sugar_refinery" xlink:type="simple">Sugar Refinery</text:a> 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Sugar Company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sulphuric_acid_plant" xlink:type="simple">Sulphuric Acid Plant</text:a> 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Work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supply_yard" xlink:type="simple">Supply Yard</text:a> 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textile_mill" xlink:type="simple">Textile Mill</text:a> 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Weave and Dy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lumber_yard" xlink:type="simple">Timber Yard</text:a> 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Creosoting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tinplate_works" xlink:type="simple">Tinplate Works</text:a> 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Work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trading_post" xlink:type="simple">Trading Post</text:a> 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Landing Stag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tyre_plant" xlink:type="simple">Tyre Plant</text:a> 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Rubber Company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vehicle_distributor" xlink:type="simple">Vehicle Distributor</text:a> 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string" calcext:value-type="string">
            <text:p>Truck Lot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vineyard" xlink:type="simple">Vineyard</text:a> 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Winery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wharf" xlink:type="simple">Wharf</text:a> 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Shorefront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wire_and_section_mill" xlink:type="simple">Wire and Section Mill</text:a> 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Rod Mill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formula="of:=COUNT([.A3:.A113])" office:value-type="float" office:value="30" calcext:value-type="float">
            <text:p>30</text:p>
          </table:table-cell>
          <table:table-cell table:formula="of:=COUNT([.B3:.B113])" office:value-type="float" office:value="80" calcext:value-type="float">
            <text:p>80</text:p>
          </table:table-cell>
          <table:table-cell table:number-columns-repeated="6"/>
        </table:table-row>
        <table:table-row table:style-name="ro3" table:number-rows-repeated="1048461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9:43:25.143000000</meta:creation-date>
    <dc:date>2022-05-22T03:35:27.193000000</dc:date>
    <meta:editing-duration>PT4H58M55S</meta:editing-duration>
    <meta:editing-cycles>2</meta:editing-cycles>
    <meta:generator>LibreOffice/7.0.3.1$Windows_X86_64 LibreOffice_project/d7547858d014d4cf69878db179d326fc3483e082</meta:generator>
    <meta:document-statistic meta:table-count="2" meta:cell-count="1933" meta:object-count="0"/>
  </office:meta>
</office:document-meta>
</file>